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Book Antiqua" svg:font-family="Book Antiqua" style:font-family-generic="roman" style:font-pitch="variable" svg:panose-1="2 4 6 2 5 3 5 3 3 4"/>
    <style:font-face style:name="Palace Script MT" svg:font-family="Palace Script MT" style:font-family-generic="script" style:font-pitch="variable" svg:panose-1="3 3 3 2 2 6 7 12 11 5"/>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justify"/>
      <style:text-properties style:font-name="Book Antiqua" style:font-name-asian="Book Antiqua" style:font-name-complex="Book Antiqua" fo:font-weight="bold" style:font-weight-asian="bold" style:font-weight-complex="bold" fo:color="#000000"/>
    </style:style>
    <style:style style:name="P4" style:parent-style-name="Standard" style:family="paragraph">
      <style:paragraph-properties fo:text-align="justify"/>
      <style:text-properties style:font-name="Book Antiqua" style:font-name-asian="Book Antiqua" style:font-name-complex="Book Antiqua" fo:color="#000000"/>
    </style:style>
    <style:style style:name="P5" style:parent-style-name="Standard" style:family="paragraph">
      <style:paragraph-properties fo:text-align="justify"/>
      <style:text-properties style:font-name="Book Antiqua" style:font-name-asian="Book Antiqua" style:font-name-complex="Book Antiqua" fo:color="#000000"/>
    </style:style>
    <style:style style:name="P6" style:parent-style-name="Standard" style:family="paragraph">
      <style:paragraph-properties fo:text-align="justify"/>
      <style:text-properties style:font-name="Book Antiqua" style:font-name-asian="Book Antiqua" style:font-name-complex="Book Antiqua" fo:color="#000000"/>
    </style:style>
    <style:style style:name="P7"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8"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9"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10" style:parent-style-name="Standard" style:family="paragraph">
      <style:paragraph-properties fo:text-align="justify"/>
      <style:text-properties style:font-name="Book Antiqua" style:font-name-asian="Book Antiqua" style:font-name-complex="Book Antiqua" fo:font-weight="bold" style:font-weight-asian="bold" style:font-weight-complex="bold" fo:color="#000000"/>
    </style:style>
    <style:style style:name="P11"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12" style:parent-style-name="Standard" style:family="paragraph">
      <style:paragraph-properties fo:text-align="justify"/>
      <style:text-properties style:font-name="Book Antiqua" style:font-name-asian="Book Antiqua" style:font-name-complex="Book Antiqua" fo:color="#000000"/>
    </style:style>
    <style:style style:name="P13"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14"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15" style:parent-style-name="Standard" style:family="paragraph">
      <style:paragraph-properties fo:text-align="justify"/>
      <style:text-properties style:font-name="Book Antiqua" style:font-name-asian="Book Antiqua" style:font-name-complex="Book Antiqua" fo:color="#000000"/>
    </style:style>
    <style:style style:name="P16" style:parent-style-name="Standard" style:family="paragraph">
      <style:paragraph-properties fo:text-align="justify"/>
      <style:text-properties style:font-name="Book Antiqua" style:font-name-asian="Book Antiqua" style:font-name-complex="Book Antiqua" fo:color="#000000"/>
    </style:style>
    <style:style style:name="P17"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18"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19" style:parent-style-name="Standard" style:family="paragraph">
      <style:paragraph-properties fo:text-align="justify"/>
      <style:text-properties style:font-name="Book Antiqua" style:font-name-asian="Book Antiqua" style:font-name-complex="Book Antiqua" fo:color="#000000"/>
    </style:style>
    <style:style style:name="P20" style:parent-style-name="Standard" style:family="paragraph">
      <style:paragraph-properties fo:text-align="justify"/>
    </style:style>
    <style:style style:name="T21" style:parent-style-name="Policepardéfaut" style:family="text">
      <style:text-properties style:font-name="Book Antiqua" style:font-name-asian="Book Antiqua" style:font-name-complex="Book Antiqua" fo:color="#000000"/>
    </style:style>
    <style:style style:name="T22" style:parent-style-name="Policepardéfaut" style:family="text">
      <style:text-properties style:font-name="Book Antiqua" style:font-name-asian="Book Antiqua" style:font-name-complex="Book Antiqua" fo:color="#000000" fo:language="en" fo:country="US"/>
    </style:style>
    <style:style style:name="T23" style:parent-style-name="Policepardéfaut" style:family="text">
      <style:text-properties style:font-name="Book Antiqua" style:font-name-asian="Book Antiqua" style:font-name-complex="Book Antiqua" fo:color="#000000" fo:language="en" fo:country="US"/>
    </style:style>
    <style:style style:name="P24"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25"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26" style:parent-style-name="Standard" style:family="paragraph">
      <style:paragraph-properties fo:text-align="justify"/>
      <style:text-properties style:font-name="Book Antiqua" style:font-name-asian="Book Antiqua" style:font-name-complex="Book Antiqua" fo:color="#000000"/>
    </style:style>
    <style:style style:name="P27" style:parent-style-name="Standard" style:family="paragraph">
      <style:paragraph-properties fo:text-align="justify"/>
      <style:text-properties style:font-name="Book Antiqua" style:font-name-asian="Book Antiqua" style:font-name-complex="Book Antiqua" fo:color="#000000"/>
    </style:style>
    <style:style style:name="P28"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29"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30" style:parent-style-name="Standard" style:family="paragraph">
      <style:paragraph-properties fo:text-align="justify"/>
      <style:text-properties style:font-name="Book Antiqua" style:font-name-asian="Book Antiqua" style:font-name-complex="Book Antiqua" fo:color="#000000"/>
    </style:style>
    <style:style style:name="P31" style:parent-style-name="Standard" style:family="paragraph">
      <style:paragraph-properties fo:text-align="justify"/>
      <style:text-properties style:font-name="Book Antiqua" style:font-name-asian="Book Antiqua" style:font-name-complex="Book Antiqua" fo:font-weight="bold" style:font-weight-asian="bold" style:font-weight-complex="bold" fo:color="#000000"/>
    </style:style>
    <style:style style:name="P32" style:parent-style-name="Standard" style:family="paragraph">
      <style:paragraph-properties fo:text-align="justify"/>
      <style:text-properties style:font-name="Book Antiqua" style:font-name-asian="Book Antiqua" style:font-name-complex="Book Antiqua" fo:color="#000000"/>
    </style:style>
    <style:style style:name="P33" style:parent-style-name="Standard" style:family="paragraph">
      <style:paragraph-properties fo:text-align="justify"/>
      <style:text-properties style:font-name="Book Antiqua" style:font-name-asian="Book Antiqua" style:font-name-complex="Book Antiqua" fo:color="#000000"/>
    </style:style>
    <style:style style:name="P34" style:parent-style-name="Standard" style:family="paragraph">
      <style:paragraph-properties fo:text-align="justify"/>
      <style:text-properties style:font-name="Book Antiqua" style:font-name-asian="Book Antiqua" style:font-name-complex="Book Antiqua" fo:color="#000000"/>
    </style:style>
    <style:style style:name="P35" style:parent-style-name="Standard" style:family="paragraph">
      <style:paragraph-properties fo:text-align="justify"/>
      <style:text-properties style:font-name="Book Antiqua" style:font-name-asian="Book Antiqua" style:font-name-complex="Book Antiqua" fo:color="#000000"/>
    </style:style>
    <style:style style:name="P36"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37"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38" style:parent-style-name="Standard" style:family="paragraph">
      <style:paragraph-properties fo:text-align="justify"/>
      <style:text-properties style:font-name="Book Antiqua" style:font-name-asian="Book Antiqua" style:font-name-complex="Book Antiqua" fo:color="#000000"/>
    </style:style>
    <style:style style:name="P39" style:parent-style-name="Standard" style:family="paragraph">
      <style:paragraph-properties fo:text-align="justify"/>
      <style:text-properties style:font-name="Book Antiqua" style:font-name-asian="Book Antiqua" style:font-name-complex="Book Antiqua" fo:color="#000000"/>
    </style:style>
    <style:style style:name="P40"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41"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42" style:parent-style-name="Standard" style:family="paragraph">
      <style:paragraph-properties fo:text-align="justify"/>
      <style:text-properties style:font-name="Book Antiqua" style:font-name-asian="Book Antiqua" style:font-name-complex="Book Antiqua" fo:color="#000000"/>
    </style:style>
    <style:style style:name="P43" style:parent-style-name="Standard" style:family="paragraph">
      <style:paragraph-properties fo:text-align="justify"/>
      <style:text-properties style:font-name="Book Antiqua" style:font-name-asian="Book Antiqua" style:font-name-complex="Book Antiqua" fo:color="#000000"/>
    </style:style>
    <style:style style:name="P44"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45"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46" style:parent-style-name="Standard" style:family="paragraph">
      <style:paragraph-properties fo:text-align="justify"/>
      <style:text-properties style:font-name="Book Antiqua" style:font-name-asian="Book Antiqua" style:font-name-complex="Book Antiqua" fo:color="#000000"/>
    </style:style>
    <style:style style:name="P47" style:parent-style-name="Standard" style:family="paragraph">
      <style:paragraph-properties fo:text-align="justify"/>
      <style:text-properties style:font-name="Book Antiqua" style:font-name-asian="Book Antiqua" style:font-name-complex="Book Antiqua" fo:color="#000000"/>
    </style:style>
    <style:style style:name="P48"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49"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50" style:parent-style-name="Standard" style:family="paragraph">
      <style:paragraph-properties fo:text-align="justify"/>
      <style:text-properties style:font-name="Book Antiqua" style:font-name-asian="Book Antiqua" style:font-name-complex="Book Antiqua" fo:color="#000000"/>
    </style:style>
    <style:style style:name="P51" style:parent-style-name="Standard" style:family="paragraph">
      <style:paragraph-properties fo:text-align="justify"/>
    </style:style>
    <style:style style:name="T52" style:parent-style-name="Policepardéfaut" style:family="text">
      <style:text-properties style:font-name="Book Antiqua" style:font-name-asian="Book Antiqua" style:font-name-complex="Book Antiqua" fo:font-weight="bold" style:font-weight-asian="bold" style:font-weight-complex="bold" fo:color="#000000"/>
    </style:style>
    <style:style style:name="P53" style:parent-style-name="Standard" style:family="paragraph">
      <style:paragraph-properties fo:text-align="justify"/>
      <style:text-properties style:font-name="Book Antiqua" style:font-name-asian="Book Antiqua" style:font-name-complex="Book Antiqua" fo:color="#000000"/>
    </style:style>
    <style:style style:name="P54" style:parent-style-name="Standard" style:family="paragraph">
      <style:paragraph-properties fo:text-align="justify"/>
      <style:text-properties style:font-name="Book Antiqua" style:font-name-asian="Book Antiqua" style:font-name-complex="Book Antiqua" fo:color="#000000"/>
    </style:style>
    <style:style style:name="P55" style:parent-style-name="Standard" style:family="paragraph">
      <style:paragraph-properties fo:text-align="justify"/>
      <style:text-properties style:font-name="Book Antiqua" style:font-name-asian="Book Antiqua" style:font-name-complex="Book Antiqua" fo:color="#000000"/>
    </style:style>
    <style:style style:name="P56" style:parent-style-name="Standard" style:family="paragraph">
      <style:paragraph-properties fo:text-align="justify"/>
      <style:text-properties style:font-name="Book Antiqua" style:font-name-asian="Book Antiqua" style:font-name-complex="Book Antiqua" fo:color="#000000"/>
    </style:style>
    <style:style style:name="P57" style:parent-style-name="Standard" style:family="paragraph">
      <style:paragraph-properties fo:text-align="justify"/>
      <style:text-properties style:font-name="Book Antiqua" style:font-name-asian="Book Antiqua" style:font-name-complex="Book Antiqua" fo:color="#000000"/>
    </style:style>
    <style:style style:name="P58"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59"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60" style:parent-style-name="Standard" style:family="paragraph">
      <style:paragraph-properties fo:text-align="justify"/>
      <style:text-properties style:font-name="Book Antiqua" style:font-name-asian="Book Antiqua" style:font-name-complex="Book Antiqua" fo:color="#000000"/>
    </style:style>
    <style:style style:name="P61" style:parent-style-name="Standard" style:family="paragraph">
      <style:paragraph-properties fo:text-align="justify"/>
      <style:text-properties style:font-name="Book Antiqua" style:font-name-asian="Book Antiqua" style:font-name-complex="Book Antiqua" fo:color="#000000"/>
    </style:style>
    <style:style style:name="P62"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63"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64" style:parent-style-name="Standard" style:family="paragraph">
      <style:paragraph-properties fo:text-align="justify"/>
      <style:text-properties style:font-name="Book Antiqua" style:font-name-asian="Book Antiqua" style:font-name-complex="Book Antiqua" fo:color="#000000"/>
    </style:style>
    <style:style style:name="P65" style:parent-style-name="Standard" style:family="paragraph">
      <style:paragraph-properties fo:text-align="justify"/>
      <style:text-properties style:font-name="Book Antiqua" style:font-name-asian="Book Antiqua" style:font-name-complex="Book Antiqua" fo:color="#000000"/>
    </style:style>
    <style:style style:name="P66" style:parent-style-name="Standard" style:family="paragraph">
      <style:paragraph-properties fo:text-align="justify"/>
      <style:text-properties style:font-name="Book Antiqua" style:font-name-asian="Book Antiqua" style:font-name-complex="Book Antiqua" fo:color="#000000"/>
    </style:style>
    <style:style style:name="P67" style:parent-style-name="Standard" style:family="paragraph">
      <style:paragraph-properties fo:text-align="justify"/>
      <style:text-properties style:font-name="Book Antiqua" style:font-name-asian="Book Antiqua" style:font-name-complex="Book Antiqua" fo:color="#000000"/>
    </style:style>
    <style:style style:name="P68"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69"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70" style:parent-style-name="Standard" style:family="paragraph">
      <style:paragraph-properties fo:text-align="justify"/>
      <style:text-properties style:font-name="Book Antiqua" style:font-name-asian="Book Antiqua" style:font-name-complex="Book Antiqua" fo:color="#000000"/>
    </style:style>
    <style:style style:name="P71" style:parent-style-name="Standard" style:family="paragraph">
      <style:paragraph-properties fo:text-align="justify"/>
      <style:text-properties style:font-name="Book Antiqua" style:font-name-asian="Book Antiqua" style:font-name-complex="Book Antiqua" fo:color="#000000"/>
    </style:style>
    <style:style style:name="P72"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73"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74" style:parent-style-name="Standard" style:family="paragraph">
      <style:paragraph-properties fo:text-align="justify"/>
      <style:text-properties style:font-name="Book Antiqua" style:font-name-asian="Book Antiqua" style:font-name-complex="Book Antiqua" fo:font-weight="bold" style:font-weight-asian="bold" style:font-weight-complex="bold" fo:color="#000000"/>
    </style:style>
    <style:style style:name="P75" style:parent-style-name="Standard" style:family="paragraph">
      <style:paragraph-properties fo:text-align="justify"/>
    </style:style>
    <style:style style:name="T76" style:parent-style-name="Policepardéfaut" style:family="text">
      <style:text-properties style:font-name="Book Antiqua" style:font-name-asian="Book Antiqua" style:font-name-complex="Book Antiqua" fo:font-weight="bold" style:font-weight-asian="bold" style:font-weight-complex="bold" fo:color="#000000"/>
    </style:style>
    <style:style style:name="P77" style:parent-style-name="Standard" style:family="paragraph">
      <style:paragraph-properties fo:text-align="justify"/>
      <style:text-properties style:font-name="Book Antiqua" style:font-name-asian="Book Antiqua" style:font-name-complex="Book Antiqua" fo:color="#000000"/>
    </style:style>
    <style:style style:name="P78" style:parent-style-name="Standard" style:family="paragraph">
      <style:paragraph-properties fo:text-align="justify"/>
      <style:text-properties style:font-name="Book Antiqua" style:font-name-asian="Book Antiqua" style:font-name-complex="Book Antiqua" fo:color="#000000"/>
    </style:style>
    <style:style style:name="P79" style:parent-style-name="Standard" style:family="paragraph">
      <style:paragraph-properties fo:text-align="justify"/>
      <style:text-properties style:font-name="Book Antiqua" style:font-name-asian="Book Antiqua" style:font-name-complex="Book Antiqua" fo:color="#000000"/>
    </style:style>
    <style:style style:name="P80"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81"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82" style:parent-style-name="Standard" style:family="paragraph">
      <style:paragraph-properties fo:text-align="justify"/>
      <style:text-properties style:font-name="Book Antiqua" style:font-name-asian="Book Antiqua" style:font-name-complex="Book Antiqua" fo:color="#000000"/>
    </style:style>
    <style:style style:name="P83" style:parent-style-name="Standard" style:family="paragraph">
      <style:paragraph-properties fo:text-align="justify"/>
      <style:text-properties style:font-name="Book Antiqua" style:font-name-asian="Book Antiqua" style:font-name-complex="Book Antiqua" fo:color="#000000"/>
    </style:style>
    <style:style style:name="P84" style:parent-style-name="Standard" style:family="paragraph">
      <style:paragraph-properties fo:text-align="justify"/>
      <style:text-properties style:font-name="Book Antiqua" style:font-name-asian="Book Antiqua" style:font-name-complex="Book Antiqua" fo:color="#000000"/>
    </style:style>
    <style:style style:name="P85"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86"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87" style:parent-style-name="Standard" style:family="paragraph">
      <style:paragraph-properties fo:text-align="justify"/>
      <style:text-properties style:font-name="Book Antiqua" style:font-name-asian="Book Antiqua" style:font-name-complex="Book Antiqua" fo:color="#000000"/>
    </style:style>
    <style:style style:name="P88" style:parent-style-name="Standard" style:family="paragraph">
      <style:paragraph-properties fo:text-align="justify"/>
      <style:text-properties style:font-name="Book Antiqua" style:font-name-asian="Book Antiqua" style:font-name-complex="Book Antiqua" fo:color="#000000"/>
    </style:style>
    <style:style style:name="P89" style:parent-style-name="Standard" style:family="paragraph">
      <style:paragraph-properties fo:text-align="justify"/>
      <style:text-properties style:font-name="Book Antiqua" style:font-name-asian="Book Antiqua" style:font-name-complex="Book Antiqua" fo:color="#000000"/>
    </style:style>
    <style:style style:name="P90" style:parent-style-name="Standard" style:family="paragraph">
      <style:paragraph-properties fo:text-align="justify"/>
      <style:text-properties style:font-name="Book Antiqua" style:font-name-asian="Book Antiqua" style:font-name-complex="Book Antiqua" fo:color="#000000"/>
    </style:style>
    <style:style style:name="P91"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92" style:parent-style-name="Standard" style:family="paragraph">
      <style:paragraph-properties fo:text-align="justify"/>
    </style:style>
    <style:style style:name="T93" style:parent-style-name="Policepardéfaut" style:family="text">
      <style:text-properties style:font-name="Book Antiqua" style:font-name-asian="Book Antiqua" style:font-name-complex="Book Antiqua" fo:font-style="italic" style:font-style-asian="italic" style:font-style-complex="italic" fo:color="#000000" fo:language="en" fo:country="US"/>
    </style:style>
    <style:style style:name="T94" style:parent-style-name="Policepardéfaut" style:family="text">
      <style:text-properties style:font-name="Book Antiqua" style:font-name-asian="Book Antiqua" style:font-name-complex="Book Antiqua" fo:color="#000000" fo:language="en" fo:country="US"/>
    </style:style>
    <style:style style:name="T95" style:parent-style-name="Policepardéfaut" style:family="text">
      <style:text-properties style:font-name="Book Antiqua" style:font-name-asian="Book Antiqua" style:font-name-complex="Book Antiqua" fo:color="#000000" fo:language="en" fo:country="US"/>
    </style:style>
    <style:style style:name="T96" style:parent-style-name="Policepardéfaut" style:family="text">
      <style:text-properties style:font-name="Book Antiqua" style:font-name-asian="Book Antiqua" style:font-name-complex="Book Antiqua" fo:font-style="italic" style:font-style-asian="italic" style:font-style-complex="italic" fo:color="#000000" fo:language="en" fo:country="US"/>
    </style:style>
    <style:style style:name="P97"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fo:language="en" fo:country="US"/>
    </style:style>
    <style:style style:name="P98" style:parent-style-name="Standard" style:family="paragraph">
      <style:paragraph-properties fo:text-align="justify"/>
    </style:style>
    <style:style style:name="T99" style:parent-style-name="Policepardéfaut" style:family="text">
      <style:text-properties style:font-name="Book Antiqua" style:font-name-asian="Book Antiqua" style:font-name-complex="Book Antiqua" fo:font-style="italic" style:font-style-asian="italic" style:font-style-complex="italic" fo:color="#000000"/>
    </style:style>
    <style:style style:name="T100" style:parent-style-name="Policepardéfaut" style:family="text">
      <style:text-properties style:font-name="Book Antiqua" style:font-name-asian="Book Antiqua" style:font-name-complex="Book Antiqua" fo:color="#000000"/>
    </style:style>
    <style:style style:name="P101" style:parent-style-name="Standard" style:family="paragraph">
      <style:paragraph-properties fo:text-align="justify"/>
      <style:text-properties style:font-name="Book Antiqua" style:font-name-asian="Book Antiqua" style:font-name-complex="Book Antiqua" fo:color="#000000"/>
    </style:style>
    <style:style style:name="P102"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103"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104" style:parent-style-name="Standard" style:family="paragraph">
      <style:paragraph-properties fo:text-align="justify"/>
      <style:text-properties style:font-name="Book Antiqua" style:font-name-asian="Book Antiqua" style:font-name-complex="Book Antiqua" fo:color="#000000"/>
    </style:style>
    <style:style style:name="P105" style:parent-style-name="Standard" style:family="paragraph">
      <style:paragraph-properties fo:text-align="justify"/>
    </style:style>
    <style:style style:name="T106" style:parent-style-name="Policepardéfaut" style:family="text">
      <style:text-properties style:font-name="Book Antiqua" style:font-name-asian="Book Antiqua" style:font-name-complex="Book Antiqua" fo:font-weight="bold" style:font-weight-asian="bold" style:font-weight-complex="bold" fo:color="#000000"/>
    </style:style>
    <style:style style:name="P107" style:parent-style-name="Standard" style:family="paragraph">
      <style:paragraph-properties fo:text-align="justify"/>
      <style:text-properties style:font-name="Book Antiqua" style:font-name-asian="Book Antiqua" style:font-name-complex="Book Antiqua" fo:color="#000000"/>
    </style:style>
    <style:style style:name="P108" style:parent-style-name="Standard" style:family="paragraph">
      <style:paragraph-properties fo:text-align="justify"/>
      <style:text-properties style:font-name="Book Antiqua" style:font-name-asian="Book Antiqua" style:font-name-complex="Book Antiqua" fo:color="#000000"/>
    </style:style>
    <style:style style:name="P109" style:parent-style-name="Standard" style:family="paragraph">
      <style:paragraph-properties fo:text-align="justify"/>
      <style:text-properties style:font-name="Book Antiqua" style:font-name-asian="Book Antiqua" style:font-name-complex="Book Antiqua" fo:color="#000000"/>
    </style:style>
    <style:style style:name="P110"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111"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112" style:parent-style-name="Standard" style:family="paragraph">
      <style:paragraph-properties fo:text-align="justify"/>
      <style:text-properties style:font-name="Book Antiqua" style:font-name-asian="Book Antiqua" style:font-name-complex="Book Antiqua" fo:color="#000000"/>
    </style:style>
    <style:style style:name="P113" style:parent-style-name="Standard" style:family="paragraph">
      <style:paragraph-properties fo:text-align="justify"/>
      <style:text-properties style:font-name="Book Antiqua" style:font-name-asian="Book Antiqua" style:font-name-complex="Book Antiqua" fo:color="#000000"/>
    </style:style>
    <style:style style:name="P114"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115"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116" style:parent-style-name="Standard" style:family="paragraph">
      <style:paragraph-properties fo:text-align="justify"/>
      <style:text-properties style:font-name="Book Antiqua" style:font-name-asian="Book Antiqua" style:font-name-complex="Book Antiqua" fo:color="#000000"/>
    </style:style>
    <style:style style:name="P117" style:parent-style-name="Standard" style:family="paragraph">
      <style:paragraph-properties fo:text-align="justify"/>
      <style:text-properties style:font-name="Book Antiqua" style:font-name-asian="Book Antiqua" style:font-name-complex="Book Antiqua" fo:color="#000000"/>
    </style:style>
    <style:style style:name="P118" style:parent-style-name="Standard" style:family="paragraph">
      <style:paragraph-properties fo:text-align="justify"/>
      <style:text-properties style:font-name="Book Antiqua" style:font-name-asian="Book Antiqua" style:font-name-complex="Book Antiqua" fo:color="#000000"/>
    </style:style>
    <style:style style:name="P119" style:parent-style-name="Standard" style:family="paragraph">
      <style:paragraph-properties fo:text-align="justify"/>
      <style:text-properties style:font-name="Book Antiqua" style:font-name-asian="Book Antiqua" style:font-name-complex="Book Antiqua" fo:color="#000000" fo:language="en" fo:country="US"/>
    </style:style>
    <style:style style:name="P120" style:parent-style-name="Standard" style:family="paragraph">
      <style:paragraph-properties fo:text-align="justify"/>
      <style:text-properties style:font-name="Book Antiqua" style:font-name-asian="Book Antiqua" style:font-name-complex="Book Antiqua" fo:color="#000000" fo:language="en" fo:country="US"/>
    </style:style>
    <style:style style:name="P121" style:parent-style-name="Standard" style:family="paragraph">
      <style:paragraph-properties fo:text-align="justify"/>
      <style:text-properties style:font-name="Book Antiqua" style:font-name-asian="Book Antiqua" style:font-name-complex="Book Antiqua" fo:color="#000000" fo:language="en" fo:country="US"/>
    </style:style>
    <style:style style:name="P122" style:parent-style-name="Standard" style:family="paragraph">
      <style:paragraph-properties fo:text-align="justify"/>
      <style:text-properties style:font-name="Book Antiqua" style:font-name-asian="Book Antiqua" style:font-name-complex="Book Antiqua" fo:color="#000000"/>
    </style:style>
    <style:style style:name="P123" style:parent-style-name="Standard" style:family="paragraph">
      <style:paragraph-properties fo:text-align="justify"/>
      <style:text-properties style:font-name="Book Antiqua" style:font-name-asian="Book Antiqua" style:font-name-complex="Book Antiqua" fo:color="#000000"/>
    </style:style>
    <style:style style:name="P124" style:parent-style-name="Standard" style:family="paragraph">
      <style:paragraph-properties fo:text-align="justify"/>
      <style:text-properties style:font-name="Book Antiqua" style:font-name-asian="Book Antiqua" style:font-name-complex="Book Antiqua" fo:color="#000000" fo:language="en" fo:country="US"/>
    </style:style>
    <style:style style:name="P125" style:parent-style-name="Standard" style:family="paragraph">
      <style:paragraph-properties fo:text-align="justify"/>
      <style:text-properties style:font-name="Book Antiqua" style:font-name-asian="Book Antiqua" style:font-name-complex="Book Antiqua" fo:color="#000000" fo:language="en" fo:country="US"/>
    </style:style>
    <style:style style:name="P126" style:parent-style-name="Standard" style:family="paragraph">
      <style:paragraph-properties fo:text-align="justify"/>
      <style:text-properties style:font-name="Book Antiqua" style:font-name-asian="Book Antiqua" style:font-name-complex="Book Antiqua" fo:color="#000000" fo:language="en" fo:country="US"/>
    </style:style>
    <style:style style:name="P127" style:parent-style-name="Standard" style:family="paragraph">
      <style:paragraph-properties fo:text-align="justify"/>
      <style:text-properties style:font-name="Book Antiqua" style:font-name-asian="Book Antiqua" style:font-name-complex="Book Antiqua" fo:color="#000000" fo:language="en" fo:country="US"/>
    </style:style>
    <style:style style:name="P128" style:parent-style-name="Standard" style:family="paragraph">
      <style:paragraph-properties fo:text-align="justify"/>
      <style:text-properties style:font-name="Book Antiqua" style:font-name-asian="Book Antiqua" style:font-name-complex="Book Antiqua" fo:color="#000000" fo:language="en" fo:country="US"/>
    </style:style>
    <style:style style:name="P129" style:parent-style-name="Standard" style:family="paragraph">
      <style:paragraph-properties fo:text-align="justify"/>
      <style:text-properties style:font-name="Book Antiqua" style:font-name-asian="Book Antiqua" style:font-name-complex="Book Antiqua" fo:color="#000000" fo:language="en" fo:country="US"/>
    </style:style>
    <style:style style:name="P130" style:parent-style-name="Standard" style:family="paragraph">
      <style:paragraph-properties fo:text-align="justify"/>
      <style:text-properties style:font-name="Book Antiqua" style:font-name-asian="Book Antiqua" style:font-name-complex="Book Antiqua" fo:color="#000000" fo:language="en" fo:country="US"/>
    </style:style>
    <style:style style:name="P131" style:parent-style-name="Standard" style:family="paragraph">
      <style:paragraph-properties fo:text-align="justify"/>
      <style:text-properties style:font-name="Book Antiqua" style:font-name-asian="Book Antiqua" style:font-name-complex="Book Antiqua" fo:color="#000000" fo:language="en" fo:country="US"/>
    </style:style>
    <style:style style:name="P132" style:parent-style-name="Standard" style:family="paragraph">
      <style:paragraph-properties fo:text-align="justify"/>
      <style:text-properties style:font-name="Book Antiqua" style:font-name-asian="Book Antiqua" style:font-name-complex="Book Antiqua" fo:color="#000000" fo:language="en" fo:country="US"/>
    </style:style>
    <style:style style:name="P133" style:parent-style-name="Standard" style:family="paragraph">
      <style:paragraph-properties fo:text-align="justify"/>
      <style:text-properties style:font-name="Book Antiqua" style:font-name-asian="Book Antiqua" style:font-name-complex="Book Antiqua" fo:color="#000000" fo:language="en" fo:country="US"/>
    </style:style>
    <style:style style:name="P134"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fo:language="en" fo:country="US"/>
    </style:style>
    <style:style style:name="P135"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136" style:parent-style-name="Standard" style:family="paragraph">
      <style:paragraph-properties fo:text-align="justify"/>
      <style:text-properties style:font-name="Book Antiqua" style:font-name-asian="Book Antiqua" style:font-name-complex="Book Antiqua" fo:color="#000000"/>
    </style:style>
    <style:style style:name="P137" style:parent-style-name="Standard" style:family="paragraph">
      <style:paragraph-properties fo:text-align="justify"/>
      <style:text-properties style:font-name="Book Antiqua" style:font-name-asian="Book Antiqua" style:font-name-complex="Book Antiqua" fo:color="#000000"/>
    </style:style>
    <style:style style:name="P138" style:parent-style-name="Standard" style:family="paragraph">
      <style:paragraph-properties fo:text-align="justify"/>
      <style:text-properties style:font-name="Book Antiqua" style:font-name-asian="Book Antiqua" style:font-name-complex="Book Antiqua" fo:color="#000000"/>
    </style:style>
    <style:style style:name="P139"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140"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141" style:parent-style-name="Standard" style:family="paragraph">
      <style:paragraph-properties fo:text-align="justify"/>
      <style:text-properties style:font-name="Book Antiqua" style:font-name-asian="Book Antiqua" style:font-name-complex="Book Antiqua" fo:color="#000000"/>
    </style:style>
    <style:style style:name="P142" style:parent-style-name="Standard" style:family="paragraph">
      <style:paragraph-properties fo:text-align="justify"/>
      <style:text-properties style:font-name="Book Antiqua" style:font-name-asian="Book Antiqua" style:font-name-complex="Book Antiqua" fo:color="#000000"/>
    </style:style>
    <style:style style:name="P143"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144"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145" style:parent-style-name="Standard" style:family="paragraph">
      <style:paragraph-properties fo:text-align="justify"/>
      <style:text-properties style:font-name="Book Antiqua" style:font-name-asian="Book Antiqua" style:font-name-complex="Book Antiqua" fo:color="#000000"/>
    </style:style>
    <style:style style:name="P146" style:parent-style-name="Standard" style:family="paragraph">
      <style:paragraph-properties fo:text-align="justify"/>
    </style:style>
    <style:style style:name="T147" style:parent-style-name="Policepardéfaut" style:family="text">
      <style:text-properties style:font-name="Book Antiqua" style:font-name-asian="Book Antiqua" style:font-name-complex="Book Antiqua" fo:color="#000000"/>
    </style:style>
    <style:style style:name="T148" style:parent-style-name="Policepardéfaut" style:family="text">
      <style:text-properties style:font-name="Book Antiqua" style:font-name-asian="Book Antiqua" style:font-name-complex="Book Antiqua" fo:color="#000000" fo:language="en" fo:country="US"/>
    </style:style>
    <style:style style:name="T149" style:parent-style-name="Policepardéfaut" style:family="text">
      <style:text-properties style:font-name="Book Antiqua" style:font-name-asian="Book Antiqua" style:font-name-complex="Book Antiqua" fo:color="#000000" fo:language="en" fo:country="US"/>
    </style:style>
    <style:style style:name="P150"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151"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152"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153" style:parent-style-name="Standard" style:family="paragraph">
      <style:paragraph-properties fo:text-align="justify"/>
      <style:text-properties style:font-name="Book Antiqua" style:font-name-asian="Book Antiqua" style:font-name-complex="Book Antiqua" fo:color="#000000"/>
    </style:style>
    <style:style style:name="P154"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155"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156" style:parent-style-name="Standard" style:family="paragraph">
      <style:paragraph-properties fo:text-align="justify"/>
      <style:text-properties style:font-name="Book Antiqua" style:font-name-asian="Book Antiqua" style:font-name-complex="Book Antiqua" fo:color="#000000"/>
    </style:style>
    <style:style style:name="P157" style:parent-style-name="Standard" style:family="paragraph">
      <style:paragraph-properties fo:text-align="justify"/>
    </style:style>
    <style:style style:name="T158" style:parent-style-name="Policepardéfaut" style:family="text">
      <style:text-properties style:font-name="Book Antiqua" style:font-name-asian="Book Antiqua" style:font-name-complex="Book Antiqua" fo:color="#000000"/>
    </style:style>
    <style:style style:name="T159" style:parent-style-name="Policepardéfaut" style:family="text">
      <style:text-properties style:font-name="Book Antiqua" style:font-name-asian="Book Antiqua" style:font-name-complex="Book Antiqua" fo:color="#000000" fo:language="en" fo:country="US"/>
    </style:style>
    <style:style style:name="T160" style:parent-style-name="Policepardéfaut" style:family="text">
      <style:text-properties style:font-name="Book Antiqua" style:font-name-asian="Book Antiqua" style:font-name-complex="Book Antiqua" fo:color="#000000" fo:language="en" fo:country="US"/>
    </style:style>
    <style:style style:name="P161"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162"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163" style:parent-style-name="Standard" style:family="paragraph">
      <style:paragraph-properties fo:text-align="justify"/>
      <style:text-properties style:font-name="Book Antiqua" style:font-name-asian="Book Antiqua" style:font-name-complex="Book Antiqua" fo:color="#000000"/>
    </style:style>
    <style:style style:name="P164" style:parent-style-name="Standard" style:family="paragraph">
      <style:paragraph-properties fo:text-align="justify"/>
    </style:style>
    <style:style style:name="T165" style:parent-style-name="Policepardéfaut" style:family="text">
      <style:text-properties style:font-name="Book Antiqua" style:font-name-asian="Book Antiqua" style:font-name-complex="Book Antiqua" fo:color="#000000"/>
    </style:style>
    <style:style style:name="T166" style:parent-style-name="Policepardéfaut" style:family="text">
      <style:text-properties style:font-name="Book Antiqua" style:font-name-asian="Book Antiqua" style:font-name-complex="Book Antiqua" fo:color="#000000"/>
    </style:style>
    <style:style style:name="T167" style:parent-style-name="Policepardéfaut" style:family="text">
      <style:text-properties style:font-name="Book Antiqua" style:font-name-asian="Book Antiqua" style:font-name-complex="Book Antiqua" fo:color="#000000" fo:language="en" fo:country="US"/>
    </style:style>
    <style:style style:name="P168"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fo:language="en" fo:country="US"/>
    </style:style>
    <style:style style:name="P169"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fo:language="en" fo:country="US"/>
    </style:style>
    <style:style style:name="P170" style:parent-style-name="Standard" style:family="paragraph">
      <style:paragraph-properties fo:text-align="justify"/>
      <style:text-properties style:font-name="Book Antiqua" style:font-name-asian="Book Antiqua" style:font-name-complex="Book Antiqua" fo:color="#000000" fo:language="en" fo:country="US"/>
    </style:style>
    <style:style style:name="P171" style:parent-style-name="Standard" style:family="paragraph">
      <style:paragraph-properties fo:text-align="justify"/>
      <style:text-properties style:font-name="Book Antiqua" style:font-name-asian="Book Antiqua" style:font-name-complex="Book Antiqua" fo:color="#000000" fo:language="en" fo:country="US"/>
    </style:style>
    <style:style style:name="P172" style:parent-style-name="Standard" style:family="paragraph">
      <style:paragraph-properties fo:text-align="justify"/>
      <style:text-properties style:font-name="Book Antiqua" style:font-name-asian="Book Antiqua" style:font-name-complex="Book Antiqua" fo:color="#000000" fo:language="en" fo:country="US"/>
    </style:style>
    <style:style style:name="P173" style:parent-style-name="Standard" style:family="paragraph">
      <style:paragraph-properties fo:text-align="justify"/>
      <style:text-properties style:font-name="Book Antiqua" style:font-name-asian="Book Antiqua" style:font-name-complex="Book Antiqua" fo:color="#000000" fo:language="en" fo:country="US"/>
    </style:style>
    <style:style style:name="P174"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175"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176" style:parent-style-name="Standard" style:family="paragraph">
      <style:paragraph-properties fo:text-align="justify"/>
      <style:text-properties style:font-name="Book Antiqua" style:font-name-asian="Book Antiqua" style:font-name-complex="Book Antiqua" fo:font-weight="bold" style:font-weight-asian="bold" style:font-weight-complex="bold" fo:color="#000000"/>
    </style:style>
    <style:style style:name="P177" style:parent-style-name="Standard" style:family="paragraph">
      <style:paragraph-properties fo:text-align="justify"/>
    </style:style>
    <style:style style:name="T178" style:parent-style-name="Policepardéfaut" style:family="text">
      <style:text-properties style:font-name="Book Antiqua" style:font-name-asian="Book Antiqua" style:font-name-complex="Book Antiqua" fo:font-weight="bold" style:font-weight-asian="bold" style:font-weight-complex="bold" fo:color="#000000"/>
    </style:style>
    <style:style style:name="P179" style:parent-style-name="Standard" style:family="paragraph">
      <style:paragraph-properties fo:text-align="justify"/>
      <style:text-properties style:font-name="Book Antiqua" style:font-name-asian="Book Antiqua" style:font-name-complex="Book Antiqua" fo:color="#000000"/>
    </style:style>
    <style:style style:name="P180" style:parent-style-name="Standard" style:family="paragraph">
      <style:paragraph-properties fo:text-align="justify"/>
      <style:text-properties style:font-name="Book Antiqua" style:font-name-asian="Book Antiqua" style:font-name-complex="Book Antiqua" fo:color="#000000"/>
    </style:style>
    <style:style style:name="P181" style:parent-style-name="Standard" style:family="paragraph">
      <style:paragraph-properties fo:text-align="justify"/>
      <style:text-properties style:font-name="Book Antiqua" style:font-name-asian="Book Antiqua" style:font-name-complex="Book Antiqua" fo:color="#000000"/>
    </style:style>
    <style:style style:name="P182"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183"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184" style:parent-style-name="Standard" style:family="paragraph">
      <style:paragraph-properties fo:text-align="justify"/>
      <style:text-properties style:font-name="Book Antiqua" style:font-name-asian="Book Antiqua" style:font-name-complex="Book Antiqua" fo:color="#000000"/>
    </style:style>
    <style:style style:name="P185" style:parent-style-name="Standard" style:family="paragraph">
      <style:paragraph-properties fo:text-align="justify"/>
      <style:text-properties style:font-name="Book Antiqua" style:font-name-asian="Book Antiqua" style:font-name-complex="Book Antiqua" fo:color="#000000"/>
    </style:style>
    <style:style style:name="P186" style:parent-style-name="Standard" style:family="paragraph">
      <style:paragraph-properties fo:text-align="justify"/>
      <style:text-properties style:font-name="Book Antiqua" style:font-name-asian="Book Antiqua" style:font-name-complex="Book Antiqua" fo:color="#000000"/>
    </style:style>
    <style:style style:name="P187"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188"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189" style:parent-style-name="Standard" style:family="paragraph">
      <style:paragraph-properties fo:text-align="justify"/>
      <style:text-properties style:font-name="Book Antiqua" style:font-name-asian="Book Antiqua" style:font-name-complex="Book Antiqua" fo:color="#000000"/>
    </style:style>
    <style:style style:name="P190" style:parent-style-name="Standard" style:family="paragraph">
      <style:paragraph-properties fo:text-align="justify"/>
    </style:style>
    <style:style style:name="T191" style:parent-style-name="Policepardéfaut" style:family="text">
      <style:text-properties style:font-name="Book Antiqua" style:font-name-asian="Book Antiqua" style:font-name-complex="Book Antiqua" fo:color="#000000"/>
    </style:style>
    <style:style style:name="T192" style:parent-style-name="Policepardéfaut" style:family="text">
      <style:text-properties style:font-name="Book Antiqua" style:font-name-asian="Book Antiqua" style:font-name-complex="Book Antiqua" fo:color="#000000" fo:language="en" fo:country="US"/>
    </style:style>
    <style:style style:name="P193" style:parent-style-name="Standard" style:family="paragraph">
      <style:paragraph-properties fo:text-align="justify"/>
    </style:style>
    <style:style style:name="T194" style:parent-style-name="Policepardéfaut" style:family="text">
      <style:text-properties style:font-name="Book Antiqua" style:font-name-asian="Book Antiqua" style:font-name-complex="Book Antiqua" fo:color="#000000" fo:language="en" fo:country="US"/>
    </style:style>
    <style:style style:name="T195" style:parent-style-name="Policepardéfaut" style:family="text">
      <style:text-properties style:font-name="Book Antiqua" style:font-name-asian="Book Antiqua" style:font-name-complex="Book Antiqua" fo:color="#000000" fo:language="en" fo:country="US"/>
    </style:style>
    <style:style style:name="T196" style:parent-style-name="Policepardéfaut" style:family="text">
      <style:text-properties style:font-name="Book Antiqua" style:font-name-asian="Book Antiqua" style:font-name-complex="Book Antiqua" fo:color="#000000"/>
    </style:style>
    <style:style style:name="P197"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198"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199" style:parent-style-name="Standard" style:family="paragraph">
      <style:paragraph-properties fo:text-align="justify"/>
      <style:text-properties style:font-name="Book Antiqua" style:font-name-asian="Book Antiqua" style:font-name-complex="Book Antiqua" fo:color="#000000"/>
    </style:style>
    <style:style style:name="P200" style:parent-style-name="Standard" style:family="paragraph">
      <style:paragraph-properties fo:text-align="justify"/>
      <style:text-properties style:font-name="Book Antiqua" style:font-name-asian="Book Antiqua" style:font-name-complex="Book Antiqua" fo:color="#000000"/>
    </style:style>
    <style:style style:name="P201" style:parent-style-name="Standard" style:family="paragraph">
      <style:paragraph-properties fo:text-align="justify"/>
      <style:text-properties style:font-name="Book Antiqua" style:font-name-asian="Book Antiqua" style:font-name-complex="Book Antiqua" fo:color="#000000"/>
    </style:style>
    <style:style style:name="P202" style:parent-style-name="Standard" style:family="paragraph">
      <style:paragraph-properties fo:text-align="justify"/>
      <style:text-properties style:font-name="Book Antiqua" style:font-name-asian="Book Antiqua" style:font-name-complex="Book Antiqua" fo:color="#000000"/>
    </style:style>
    <style:style style:name="P203"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fo:language="en" fo:country="US"/>
    </style:style>
    <style:style style:name="P204"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fo:language="en" fo:country="US"/>
    </style:style>
    <style:style style:name="P205" style:parent-style-name="Standard" style:family="paragraph">
      <style:paragraph-properties fo:text-align="justify"/>
      <style:text-properties style:font-name="Book Antiqua" style:font-name-asian="Book Antiqua" style:font-name-complex="Book Antiqua" fo:color="#000000" fo:language="en" fo:country="US"/>
    </style:style>
    <style:style style:name="P206" style:parent-style-name="Standard" style:family="paragraph">
      <style:paragraph-properties fo:text-align="justify"/>
      <style:text-properties style:font-name="Book Antiqua" style:font-name-asian="Book Antiqua" style:font-name-complex="Book Antiqua" fo:color="#000000" fo:language="en" fo:country="US"/>
    </style:style>
    <style:style style:name="P207"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208"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209" style:parent-style-name="Standard" style:family="paragraph">
      <style:paragraph-properties fo:text-align="justify"/>
      <style:text-properties style:font-name="Book Antiqua" style:font-name-asian="Book Antiqua" style:font-name-complex="Book Antiqua" fo:color="#000000"/>
    </style:style>
    <style:style style:name="P210" style:parent-style-name="Standard" style:family="paragraph">
      <style:paragraph-properties fo:text-align="justify"/>
      <style:text-properties style:font-name="Book Antiqua" style:font-name-asian="Book Antiqua" style:font-name-complex="Book Antiqua" fo:color="#000000"/>
    </style:style>
    <style:style style:name="P211"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212"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213" style:parent-style-name="Standard" style:family="paragraph">
      <style:paragraph-properties fo:text-align="justify"/>
      <style:text-properties style:font-name="Book Antiqua" style:font-name-asian="Book Antiqua" style:font-name-complex="Book Antiqua" fo:color="#000000"/>
    </style:style>
    <style:style style:name="P214" style:parent-style-name="Standard" style:family="paragraph">
      <style:paragraph-properties fo:text-align="justify"/>
      <style:text-properties style:font-name="Book Antiqua" style:font-name-asian="Book Antiqua" style:font-name-complex="Book Antiqua" fo:color="#000000"/>
    </style:style>
    <style:style style:name="P215"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216"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fo:language="en" fo:country="US"/>
    </style:style>
    <style:style style:name="P217" style:parent-style-name="Standard" style:family="paragraph">
      <style:paragraph-properties fo:text-align="justify"/>
      <style:text-properties style:font-name="Book Antiqua" style:font-name-asian="Book Antiqua" style:font-name-complex="Book Antiqua" fo:color="#000000" fo:language="en" fo:country="US"/>
    </style:style>
    <style:style style:name="P218" style:parent-style-name="Standard" style:family="paragraph">
      <style:paragraph-properties fo:text-align="justify"/>
      <style:text-properties style:font-name="Book Antiqua" style:font-name-asian="Book Antiqua" style:font-name-complex="Book Antiqua" fo:color="#000000" fo:language="en" fo:country="US"/>
    </style:style>
    <style:style style:name="P219"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fo:language="en" fo:country="US"/>
    </style:style>
    <style:style style:name="P220"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fo:language="en" fo:country="US"/>
    </style:style>
    <style:style style:name="P221" style:parent-style-name="Standard" style:family="paragraph">
      <style:paragraph-properties fo:text-align="justify"/>
      <style:text-properties style:font-name="Book Antiqua" style:font-name-asian="Book Antiqua" style:font-name-complex="Book Antiqua" fo:color="#000000" fo:language="en" fo:country="US"/>
    </style:style>
    <style:style style:name="P222" style:parent-style-name="Standard" style:family="paragraph">
      <style:paragraph-properties fo:text-align="justify"/>
      <style:text-properties style:font-name="Book Antiqua" style:font-name-asian="Book Antiqua" style:font-name-complex="Book Antiqua" fo:color="#000000" fo:language="en" fo:country="US"/>
    </style:style>
    <style:style style:name="P223"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224"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225" style:parent-style-name="Standard" style:family="paragraph">
      <style:paragraph-properties fo:text-align="justify"/>
      <style:text-properties style:font-name="Book Antiqua" style:font-name-asian="Book Antiqua" style:font-name-complex="Book Antiqua" fo:color="#000000"/>
    </style:style>
    <style:style style:name="P226" style:parent-style-name="Standard" style:family="paragraph">
      <style:paragraph-properties fo:text-align="justify"/>
      <style:text-properties style:font-name="Book Antiqua" style:font-name-asian="Book Antiqua" style:font-name-complex="Book Antiqua" fo:color="#000000"/>
    </style:style>
    <style:style style:name="P227" style:parent-style-name="Standard" style:family="paragraph">
      <style:paragraph-properties fo:text-align="justify"/>
      <style:text-properties style:font-name="Book Antiqua" style:font-name-asian="Book Antiqua" style:font-name-complex="Book Antiqua" fo:color="#000000"/>
    </style:style>
    <style:style style:name="P228"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229"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230"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231" style:parent-style-name="Standard" style:family="paragraph">
      <style:paragraph-properties fo:text-align="justify"/>
    </style:style>
    <style:style style:name="T232" style:parent-style-name="Policepardéfaut" style:family="text">
      <style:text-properties style:font-name="Book Antiqua" style:font-name-asian="Book Antiqua" style:font-name-complex="Book Antiqua" fo:font-weight="bold" style:font-weight-asian="bold" style:font-weight-complex="bold" fo:color="#000000"/>
    </style:style>
    <style:style style:name="P233" style:parent-style-name="Standard" style:family="paragraph">
      <style:paragraph-properties fo:text-align="justify"/>
      <style:text-properties style:font-name="Book Antiqua" style:font-name-asian="Book Antiqua" style:font-name-complex="Book Antiqua" fo:color="#000000"/>
    </style:style>
    <style:style style:name="P234" style:parent-style-name="Standard" style:family="paragraph">
      <style:paragraph-properties fo:text-align="justify"/>
      <style:text-properties style:font-name="Book Antiqua" style:font-name-asian="Book Antiqua" style:font-name-complex="Book Antiqua" fo:color="#000000"/>
    </style:style>
    <style:style style:name="P235"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236"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237" style:parent-style-name="Standard" style:family="paragraph">
      <style:paragraph-properties fo:text-align="justify"/>
      <style:text-properties style:font-name="Book Antiqua" style:font-name-asian="Book Antiqua" style:font-name-complex="Book Antiqua" fo:color="#000000"/>
    </style:style>
    <style:style style:name="P238" style:parent-style-name="Standard" style:family="paragraph">
      <style:paragraph-properties fo:text-align="justify"/>
      <style:text-properties style:font-name="Book Antiqua" style:font-name-asian="Book Antiqua" style:font-name-complex="Book Antiqua" fo:color="#000000"/>
    </style:style>
    <style:style style:name="P239"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240"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fo:language="en" fo:country="US"/>
    </style:style>
    <style:style style:name="P241" style:parent-style-name="Standard" style:family="paragraph">
      <style:paragraph-properties fo:text-align="justify"/>
      <style:text-properties style:font-name="Book Antiqua" style:font-name-asian="Book Antiqua" style:font-name-complex="Book Antiqua" fo:color="#000000" fo:language="en" fo:country="US"/>
    </style:style>
    <style:style style:name="P242" style:parent-style-name="Standard" style:family="paragraph">
      <style:paragraph-properties fo:text-align="justify"/>
      <style:text-properties style:font-name="Book Antiqua" style:font-name-asian="Book Antiqua" style:font-name-complex="Book Antiqua" fo:color="#000000" fo:language="en" fo:country="US"/>
    </style:style>
    <style:style style:name="P243" style:parent-style-name="Standard" style:family="paragraph">
      <style:paragraph-properties fo:text-align="justify"/>
      <style:text-properties style:font-name="Book Antiqua" style:font-name-asian="Book Antiqua" style:font-name-complex="Book Antiqua" fo:color="#000000" fo:language="en" fo:country="US"/>
    </style:style>
    <style:style style:name="P244" style:parent-style-name="Standard" style:family="paragraph">
      <style:paragraph-properties fo:text-align="justify"/>
    </style:style>
    <style:style style:name="T245" style:parent-style-name="Policepardéfaut" style:family="text">
      <style:text-properties style:font-name="Book Antiqua" style:font-name-asian="Book Antiqua" style:font-name-complex="Book Antiqua" fo:color="#000000"/>
    </style:style>
    <style:style style:name="T246" style:parent-style-name="Policepardéfaut" style:family="text">
      <style:text-properties style:font-name="Book Antiqua" style:font-name-asian="Book Antiqua" style:font-name-complex="Book Antiqua" fo:color="#000000"/>
    </style:style>
    <style:style style:name="T247" style:parent-style-name="Policepardéfaut" style:family="text">
      <style:text-properties style:font-name="Book Antiqua" style:font-name-asian="Book Antiqua" style:font-name-complex="Book Antiqua" fo:color="#000000" fo:language="en" fo:country="US"/>
    </style:style>
    <style:style style:name="P248"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fo:language="en" fo:country="US"/>
    </style:style>
    <style:style style:name="P249"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fo:language="en" fo:country="US"/>
    </style:style>
    <style:style style:name="P250" style:parent-style-name="Standard" style:family="paragraph">
      <style:paragraph-properties fo:text-align="justify"/>
      <style:text-properties style:font-name="Book Antiqua" style:font-name-asian="Book Antiqua" style:font-name-complex="Book Antiqua" fo:color="#000000" fo:language="en" fo:country="US"/>
    </style:style>
    <style:style style:name="P251" style:parent-style-name="Standard" style:family="paragraph">
      <style:paragraph-properties fo:text-align="justify"/>
      <style:text-properties style:font-name="Book Antiqua" style:font-name-asian="Book Antiqua" style:font-name-complex="Book Antiqua" fo:color="#000000"/>
    </style:style>
    <style:style style:name="P252" style:parent-style-name="Standard" style:family="paragraph">
      <style:paragraph-properties fo:text-align="justify"/>
      <style:text-properties style:font-name="Book Antiqua" style:font-name-asian="Book Antiqua" style:font-name-complex="Book Antiqua" fo:color="#000000"/>
    </style:style>
    <style:style style:name="P253"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254"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255" style:parent-style-name="Standard" style:family="paragraph">
      <style:paragraph-properties fo:text-align="justify"/>
      <style:text-properties style:font-name="Book Antiqua" style:font-name-asian="Book Antiqua" style:font-name-complex="Book Antiqua" fo:color="#000000"/>
    </style:style>
    <style:style style:name="P256" style:parent-style-name="Standard" style:family="paragraph">
      <style:paragraph-properties fo:text-align="justify"/>
    </style:style>
    <style:style style:name="T257" style:parent-style-name="Policepardéfaut" style:family="text">
      <style:text-properties style:font-name="Book Antiqua" style:font-name-asian="Book Antiqua" style:font-name-complex="Book Antiqua" fo:color="#000000"/>
    </style:style>
    <style:style style:name="T258" style:parent-style-name="Policepardéfaut" style:family="text">
      <style:text-properties style:font-name="Book Antiqua" style:font-name-asian="Book Antiqua" style:font-name-complex="Book Antiqua" fo:color="#000000"/>
    </style:style>
    <style:style style:name="T259" style:parent-style-name="Policepardéfaut" style:family="text">
      <style:text-properties style:font-name="Book Antiqua" style:font-name-asian="Book Antiqua" style:font-name-complex="Book Antiqua" fo:color="#000000" fo:language="en" fo:country="US"/>
    </style:style>
    <style:style style:name="P260"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fo:language="en" fo:country="US"/>
    </style:style>
    <style:style style:name="P261"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fo:language="en" fo:country="US"/>
    </style:style>
    <style:style style:name="P262" style:parent-style-name="Standard" style:family="paragraph">
      <style:paragraph-properties fo:text-align="justify"/>
      <style:text-properties style:font-name="Book Antiqua" style:font-name-asian="Book Antiqua" style:font-name-complex="Book Antiqua" fo:color="#000000" fo:language="en" fo:country="US"/>
    </style:style>
    <style:style style:name="P263" style:parent-style-name="Standard" style:family="paragraph">
      <style:paragraph-properties fo:text-align="justify"/>
    </style:style>
    <style:style style:name="T264" style:parent-style-name="Policepardéfaut" style:family="text">
      <style:text-properties style:font-name="Book Antiqua" style:font-name-asian="Book Antiqua" style:font-name-complex="Book Antiqua" fo:color="#000000" fo:language="en" fo:country="US"/>
    </style:style>
    <style:style style:name="T265" style:parent-style-name="Policepardéfaut" style:family="text">
      <style:text-properties style:font-name="Book Antiqua" style:font-name-asian="Book Antiqua" style:font-name-complex="Book Antiqua" fo:color="#000000"/>
    </style:style>
    <style:style style:name="P266"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267"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268" style:parent-style-name="Standard" style:family="paragraph">
      <style:paragraph-properties fo:text-align="justify"/>
      <style:text-properties style:font-name="Book Antiqua" style:font-name-asian="Book Antiqua" style:font-name-complex="Book Antiqua" fo:color="#000000"/>
    </style:style>
    <style:style style:name="P269" style:parent-style-name="Standard" style:family="paragraph">
      <style:paragraph-properties fo:text-align="justify"/>
      <style:text-properties style:font-name="Book Antiqua" style:font-name-asian="Book Antiqua" style:font-name-complex="Book Antiqua" fo:color="#000000"/>
    </style:style>
    <style:style style:name="P270"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271" style:parent-style-name="Standard" style:family="paragraph">
      <style:paragraph-properties fo:text-align="justify"/>
      <style:text-properties style:font-name="Book Antiqua" style:font-name-asian="Book Antiqua" style:font-name-complex="Book Antiqua" fo:font-style="italic" style:font-style-asian="italic" style:font-style-complex="italic" fo:color="#000000"/>
    </style:style>
    <style:style style:name="P272" style:parent-style-name="Standard" style:family="paragraph">
      <style:paragraph-properties fo:text-align="justify"/>
      <style:text-properties style:font-name="Book Antiqua" style:font-name-asian="Book Antiqua" style:font-name-complex="Book Antiqua" fo:color="#000000"/>
    </style:style>
    <style:style style:name="P273" style:parent-style-name="Standard" style:family="paragraph">
      <style:paragraph-properties fo:text-align="justify"/>
      <style:text-properties style:font-name="Times New Roman" style:font-name-asian="Times New Roman" style:font-name-complex="Times New Roman" fo:color="#000000" fo:font-size="14pt" style:font-size-asian="14pt" style:font-size-complex="14pt"/>
    </style:style>
    <style:style style:name="P274" style:parent-style-name="Standard" style:family="paragraph">
      <style:paragraph-properties fo:text-align="justify"/>
      <style:text-properties style:font-name="Palace Script MT" style:font-name-asian="Palace Script MT" style:font-name-complex="Palace Script MT" fo:color="#000000" fo:font-size="20pt" style:font-size-asian="20pt" style:font-size-complex="20pt"/>
    </style:style>
    <style:style style:name="P275" style:parent-style-name="Standard" style:family="paragraph">
      <style:paragraph-properties fo:text-align="justify"/>
      <style:text-properties style:font-name="Palace Script MT" style:font-name-asian="Palace Script MT" style:font-name-complex="Palace Script MT" fo:color="#000000" fo:font-size="20pt" style:font-size-asian="20pt" style:font-size-complex="20pt"/>
    </style:style>
    <style:style style:name="P276" style:parent-style-name="Standard" style:family="paragraph">
      <style:paragraph-properties fo:text-align="justify"/>
      <style:text-properties style:font-name="Palace Script MT" style:font-name-asian="Palace Script MT" style:font-name-complex="Palace Script MT" fo:color="#000000" fo:font-size="20pt" style:font-size-asian="20pt" style:font-size-complex="20pt"/>
    </style:style>
    <style:style style:name="P277" style:parent-style-name="Standard" style:family="paragraph">
      <style:paragraph-properties fo:text-align="justify"/>
      <style:text-properties style:font-name="Palace Script MT" style:font-name-asian="Palace Script MT" style:font-name-complex="Palace Script MT" fo:color="#000000" fo:font-size="20pt" style:font-size-asian="20pt" style:font-size-complex="20pt"/>
    </style:style>
    <style:style style:name="P278" style:parent-style-name="Standard" style:family="paragraph">
      <style:paragraph-properties fo:text-align="justify"/>
      <style:text-properties style:font-name="Palace Script MT" style:font-name-asian="Palace Script MT" style:font-name-complex="Palace Script MT" fo:color="#000000" fo:font-size="20pt" style:font-size-asian="20pt" style:font-size-complex="20pt"/>
    </style:style>
    <style:style style:name="P279" style:parent-style-name="Standard" style:family="paragraph">
      <style:paragraph-properties fo:text-align="justify"/>
      <style:text-properties style:font-name="Palace Script MT" style:font-name-asian="Palace Script MT" style:font-name-complex="Palace Script MT" fo:color="#000000" fo:font-size="20pt" style:font-size-asian="20pt" style:font-size-complex="20pt"/>
    </style:style>
    <style:style style:name="P280" style:parent-style-name="Standard" style:family="paragraph">
      <style:paragraph-properties fo:text-align="justify"/>
      <style:text-properties style:font-name="Palace Script MT" style:font-name-asian="Palace Script MT" style:font-name-complex="Palace Script MT" fo:color="#000000" fo:font-size="20pt" style:font-size-asian="20pt" style:font-size-complex="20pt"/>
    </style:style>
    <style:style style:name="P281" style:parent-style-name="Standard" style:family="paragraph">
      <style:paragraph-properties fo:text-align="justify"/>
      <style:text-properties style:font-name="Palace Script MT" style:font-name-asian="Palace Script MT" style:font-name-complex="Palace Script MT" fo:color="#000000" fo:font-size="20pt" style:font-size-asian="20pt" style:font-size-complex="20pt"/>
    </style:style>
    <style:style style:name="P282" style:parent-style-name="Standard" style:family="paragraph">
      <style:paragraph-properties fo:text-align="justify"/>
      <style:text-properties style:font-name="Palace Script MT" style:font-name-asian="Palace Script MT" style:font-name-complex="Palace Script MT" fo:color="#000000" fo:font-size="20pt" style:font-size-asian="20pt" style:font-size-complex="20pt"/>
    </style:style>
    <style:style style:name="P283" style:parent-style-name="Standard" style:family="paragraph">
      <style:paragraph-properties fo:text-align="justify"/>
      <style:text-properties style:font-name="Palace Script MT" style:font-name-asian="Palace Script MT" style:font-name-complex="Palace Script MT" fo:color="#000000" fo:font-size="20pt" style:font-size-asian="20pt" style:font-size-complex="20pt"/>
    </style:style>
    <style:style style:name="P284" style:parent-style-name="Standard" style:family="paragraph">
      <style:paragraph-properties fo:text-align="justify"/>
      <style:text-properties style:font-name="Times New Roman" style:font-name-asian="Times New Roman" style:font-name-complex="Times New Roman" fo:color="#000000" fo:font-size="10pt" style:font-size-asian="10pt" style:font-size-complex="10pt"/>
    </style:style>
  </office:automatic-styles>
  <office:body>
    <office:text text:use-soft-page-breaks="true">
      <text:p text:style-name="P1">2011</text:p>
      <text:p text:style-name="P4"/>
      <text:p text:style-name="P5">« Deux magnifiques nuits au sein de ce petit coin de paradis alsacien, ce havre de paix dont les murs bleus ont imprégné nos mémoires et nos coeurs. Des petits déjeuners<text:s/>typiques et savoureux agréablement marqués par la présence de notre charmante hôtesse n’ont pas manqué de nous séduire. En un mot, nous sommes conquis ! Assurément on ne pourra plus parler d’Alsace sans parler d’Aux temps d’avant !</text:p>
      <text:p text:style-name="P6">Bonne continuation dans<text:s/>vos projets qui s’annoncent déjà très prometteurs ! »</text:p>
      <text:p text:style-name="P7">Adeline et Hugo</text:p>
      <text:p text:style-name="P8">04/12/2011</text:p>
      <text:p text:style-name="P9"/>
      <text:p text:style-name="P10">2012</text:p>
      <text:p text:style-name="P11"/>
      <text:p text:style-name="P12">« Malgré la proximité de la route qui nous a fait peur au début, nous avons très bien dormi sans bruit gênant. Merci pour votre accueil et la qualité de votre chambre et petit déjeuner. Bravo pour votre courage aussi à travers tout ces travaux de restauration et d’aménagement. Nous vous souhaitons d’en voir le bout rapidement. » </text:p>
      <text:p text:style-name="P13">Yves et Christine</text:p>
      <text:p text:style-name="P14">09/06/2012</text:p>
      <text:p text:style-name="P15"/>
      <text:p text:style-name="P16">« Nous avons un peu découvert l’âme de la région à travers l’amour que les habitants portent à leurs maisons … »</text:p>
      <text:p text:style-name="P17">Anne-Marie et François</text:p>
      <text:p text:style-name="P18">01/08/2012</text:p>
      <text:p text:style-name="P19"/>
      <text:p text:style-name="P20"><text:span text:style-name="T21">«  … wie auf Rosen gebettet !<text:s/></text:span><text:span text:style-name="T22">Eine Nacht im Elsass, unvergesslich. So stellt man es sich in Frankreich vor, mit viel Charme und Liebe zum Detail. Vielen Dank für die Gas</text:span><text:span text:style-name="T23">tfreundschaft, das charmante Zimmer im Dachgeschoss und das leckere Frühstück mit selbsgemachten Kuchen und Marmelade ! Wir werden wieder kommen, um mal kurz dem Allltag zu entfliehen. » </text:span></text:p>
      <text:p text:style-name="P24">Karen und Mike</text:p>
      <text:p text:style-name="P25">02/10/2012</text:p>
      <text:p text:style-name="P26"/>
      <text:p text:style-name="P27">«  Tous les mots pour décrire la beauté,<text:s/>le charme, la sérénité qui émanent de ce lieu ont sans doute déjà été dits. Je voudrai simplement vous dire, là sincèrement le bonheur que j’ai eu à vivre ici ce week-end. Parmi vous et cette région que j’aime tant … Merci infiniment et surtout A nous revoir ! »</text:p>
      <text:p text:style-name="P28">Esperanza et Laura</text:p>
      <text:p text:style-name="P29">09/12/2012</text:p>
      <text:p text:style-name="P30"/>
      <text:p text:style-name="P31">2013</text:p>
      <text:p text:style-name="P32"/>
      <text:p text:style-name="P33">« Comment transcrire autant de plaisir, d’émotion et de bons moments en quelques lignes. Nous avons vu en premier les lieux, la chambre décorée avec tellement de goût ensuite le petit déjeuner plus que copieux avec des confitures délicieuses, faites maison, bien sûr. Du « Hefekuche » et du « Beddelman » (et là je m’adresse à l’Alsace de mon enfance – merci pour ce beau cadeau le matin ! ).</text:p>
      <text:p text:style-name="P34">Ensuite nous avons rencontré Carine, gentillesse, délicatesse assurée. Vous<text:s/>avez su nous mettre très à l’aise, en nous laissant le temps qu’il fallait et ensuite avez su nous conter l’Alsace avec ses moments importants de l’histoire. Un grand merci à vous, Carine, votre emplacement est déjà unique, mais la plus grande particularité c’est votre présence.</text:p>
      <text:p text:style-name="P35">J’ai failli oublier « Dorka » ( ! orthographe?) qui nous a accueilli tout aussi gentiment. Forte de toutes ces bonnes impressions et des souvenirs de mon Alsace natale, je peux repartir de bon pied. Deux mots pour finir : Merci et<text:s/>à bientôt ! »</text:p>
      <text:p text:style-name="P36">Agnès et Thierry</text:p>
      <text:p text:style-name="P37">22/07/2013</text:p>
      <text:p text:style-name="P38"/>
      <text:p text:style-name="P39">« Une maison bleue, sur la ligne bleue des Vosges … En fait une ancienne forge reconvertie qui abrite ses trésors : patrimoine architectural préservé, bon goût et gentillesse. Pour pimenter l’accueil : les grands<text:s/>yeux d’une « patou ». Merci pour cette rencontre et votre souci du bien-être de vos invités. Bonne continuation. » </text:p>
      <text:p text:style-name="P40">Francine et Laurence</text:p>
      <text:p text:style-name="P41">08/07/2013</text:p>
      <text:p text:style-name="P42"/>
      <text:p text:style-name="P43">«  Il restait un coin de France que nous ne connaissions pas ! Pourquoi ne pas y être venus plus tôt ? Un<text:s/>séjour inoubliable dans une maison « historique » revisitée par Carine et Christian. Merci à vous deux pour votre gentillesse, en souhaitant vous revoir bientôt ! » </text:p>
      <text:p text:style-name="P44">Thérèse et François</text:p>
      <text:p text:style-name="P45">28/09/2013</text:p>
      <text:p text:style-name="P46"/>
      <text:p text:style-name="P47">« 2 jours délicieux passés dans une région pleine de charme et d’histoire. Aucune faute de goût pour votre chambre. L’accueil est chaleureux. On a même le droit de refaire le monde autour d‘un petit déjeuner gourmand. On se croirait à la maison. La chambre est coquette et quelle douche !.. A consommer sans modération. Bien amicalement. »</text:p>
      <text:p text:style-name="P48">Jean Luc et Geneviève</text:p>
      <text:p text:style-name="P49">11/11/2013</text:p>
      <text:p text:style-name="P50"/>
      <text:p text:style-name="P51"><text:span text:style-name="T52">2014</text:span></text:p>
      <text:p text:style-name="P53"/>
      <text:p text:style-name="P54">«  Une rencontre de quelques minutes avec la beauté peut vous changer le coeur pour jamais. » Jacqueline de Romilly</text:p>
      <text:p text:style-name="P55">Comme cela est dit en peu de mots… Rien à ajouter !</text:p>
      <text:p text:style-name="P56">La vérité du coeur,<text:s/>la vérité de l’instant, la vérité de l’homme !</text:p>
      <text:p text:style-name="P57">Merci pour tout . »</text:p>
      <text:p text:style-name="P58">Françoise et Félix</text:p>
      <text:p text:style-name="P59">18/04/2014</text:p>
      <text:p text:style-name="P60"/>
      <text:p text:style-name="P61">«  Mir fehlen die Worte ! Danke und Au revoir. »</text:p>
      <text:p text:style-name="P62">Dagmar</text:p>
      <text:p text:style-name="P63">21/04/2014</text:p>
      <text:p text:style-name="P64"/>
      <text:p text:style-name="P65"/>
      <text:p text:style-name="P66">« Une bien belle découverte. Nous sommes tombés sous le charme de ce lieu qui nous offre un<text:s/>magnifique retour aux sources. Tout est parfait, un accueil très chaleureux, une décoration typique et dans son jus, une foultitude de petites attentions délicates.</text:p>
      <text:p text:style-name="P67">Continuez ainsi, c’est zéro défaut et l’assurance de très beaux souvenirs pour ceux qui ont<text:s/>la chance de découvrir ce petit coin de paradis. Merci. »</text:p>
      <text:p text:style-name="P68">Rock et Susi</text:p>
      <text:p text:style-name="P69">10/06/2014</text:p>
      <text:p text:style-name="P70"/>
      <text:p text:style-name="P71">« Wir durften die erste Gäste in diesem wunderschönen Zimmer sein, ein Beispiel wie man in genialer Weise Altes mit Neueun kombinieren kann. Wir haben uns rundum Wohlgefühlt, ganz Wunderbar geschlafen und gefrühstückt und bedauern dass wir schon weiterfahren müssen Ein ganz besonderer Ort. »</text:p>
      <text:p text:style-name="P72">Pia und Hubert</text:p>
      <text:p text:style-name="P73">05/10/2014</text:p>
      <text:p text:style-name="P74"/>
      <text:p text:style-name="P75"><text:span text:style-name="T76">2015</text:span></text:p>
      <text:p text:style-name="P77"/>
      <text:p text:style-name="P78">« Le seul défaut de ce séjour, c’est qu’il fut trop court ! Nous avons été très bien accueillis, chaleureusement et sans chichis. Cette pause dans notre quotidien nous a bien ressourcé. Comme je l’ai dit à Carine, la chambre est aménagée avec beaucoup de goût, en sachant garder un joli coté rustique. Merci à vous pour cette conversation à bâtons rompus à la<text:s/>table du petit déj., cela nous a permis de mieux connaître l’histoire de cette maison, mais aussi des alentours !</text:p>
      <text:p text:style-name="P79">Puisse votre maison vous apporter encore beaucoup de bonheur, de rencontres et d’histoires. A bientôt. »</text:p>
      <text:p text:style-name="P80">Floriane et Ghislain</text:p>
      <text:p text:style-name="P81">19/04/2015</text:p>
      <text:p text:style-name="P82"/>
      <text:p text:style-name="P83">« Un<text:s/>deuxième séjour, cette fois-ci en famille, tout aussi agréable que le premier, dans ce nid douillet que vous avez magnifiquement concocté pour le plaisir de chacun !</text:p>
      <text:p text:style-name="P84">Merci pour ces moments précieux qui constituent un beau chapitre dans le livre de nos souvenirs familiaux. » </text:p>
      <text:p text:style-name="P85">Famille Minni</text:p>
      <text:p text:style-name="P86">24/10/2015</text:p>
      <text:p text:style-name="P87"/>
      <text:p text:style-name="P88">« Une halte de charme au bon goût … de l’Alsace. Calme et volupté d’une maison à aucune autre pareille. Votre accueil aussi fait la différence. »</text:p>
      <text:p text:style-name="P89">Anne et Jean-Charles</text:p>
      <text:p text:style-name="P90">05/12/2015</text:p>
      <text:p text:style-name="P91"/>
      <text:p text:style-name="P92"><text:span text:style-name="T93">«...<text:s/></text:span><text:span text:style-name="T94">Und Wir waren schon<text:s/></text:span><text:span text:style-name="T95">wieder Hier</text:span><text:span text:style-name="T96"><text:s/>... »</text:span></text:p>
      <text:p text:style-name="P97"/>
      <text:p text:style-name="P98"><text:span text:style-name="T99">«</text:span><text:span text:style-name="T100"> Merci pour cette nuit, pour cet accueil, pour cette chaleur. Mais un grand merci à vous de protéger notre culture et patrimoine alsacien. Ces maisons à colombage qui nous en disent tant sur le passé.</text:span></text:p>
      <text:p text:style-name="P101">Cette chambre nous a transporté pendant la nuit. Et c’est des étoiles plein les yeux que nous repartons. Encore merci. » </text:p>
      <text:p text:style-name="P102">Claire et Jean-Baptiste</text:p>
      <text:p text:style-name="P103">09/12/2015</text:p>
      <text:p text:style-name="P104"/>
      <text:p text:style-name="P105"><text:span text:style-name="T106">2016</text:span></text:p>
      <text:p text:style-name="P107"><text:s/></text:p>
      <text:p text:style-name="P108">« Un bref moment hors du temps dans un coin d’authenticité et de chaleur alsacienne.</text:p>
      <text:p text:style-name="P109">Bravo ! Tout est parfait ! Bonne<text:s/>continuation. »</text:p>
      <text:p text:style-name="P110">E &amp; S</text:p>
      <text:p text:style-name="P111">07/02/2016</text:p>
      <text:p text:style-name="P112"/>
      <text:p text:style-name="P113">« Venus en mars 2015, nous voilà de retour dans ce cadre enchanteur... Le plaisir reste le même ! Ça pourrait bien devenir une tradition familiale de venir vous voir chaque année au sortir de l’hiver ! Bravo à vous. »</text:p>
      <text:p text:style-name="P114">Stéphanie et Vincent <text:s/></text:p>
      <text:p text:style-name="P115">27/02/2016</text:p>
      <text:p text:style-name="P116"/>
      <text:p text:style-name="P117">A rchitektenpaar am Werk</text:p>
      <text:p text:style-name="P118">U rsprüngliches Wohnen</text:p>
      <text:p text:style-name="P119">X – da gibt’s nix (besseres)</text:p>
      <text:p text:style-name="P120"/>
      <text:p text:style-name="P121">T atkräftig in Angriff genommen</text:p>
      <text:p text:style-name="P122">E ngagement über Jahre</text:p>
      <text:p text:style-name="P123">M utige Entscheidung</text:p>
      <text:p text:style-name="P124">P läne schmieden und umsetzen</text:p>
      <text:p text:style-name="P125">S üsses Frühstück</text:p>
      <text:p text:style-name="P126"/>
      <text:p text:style-name="P127">D as ist typpisch<text:s/>französisch</text:p>
      <text:p text:style-name="P128">A aussergewöhnliche Atmosphäre</text:p>
      <text:p text:style-name="P129">V ision verwirklicht</text:p>
      <text:p text:style-name="P130">A mbiente pur</text:p>
      <text:p text:style-name="P131">N ostalgie in alle Ecken</text:p>
      <text:p text:style-name="P132">T hank you, merci und danke schön</text:p>
      <text:p text:style-name="P133"/>
      <text:p text:style-name="P134">Renate und Franz-Josef</text:p>
      <text:p text:style-name="P135">03/04/2016</text:p>
      <text:p text:style-name="P136"/>
      <text:p text:style-name="P137"><text:s/>« C’est un grand plaisir de découvrir cette belle région et de profiter d’un accueil sympathique, convivial et efficace. Nous y passons du bon temps et avons envie d’y revenir pour en voir encore plus.</text:p>
      <text:p text:style-name="P138">Quelle admiration devant le travail accompli dans cette magnifique demeure où se côtoient modernité et passé. Une vraie passion à saluer !! »</text:p>
      <text:p text:style-name="P139">Anne et Georges</text:p>
      <text:p text:style-name="P140">06/04/2016</text:p>
      <text:p text:style-name="P141"/>
      <text:p text:style-name="P142">« De tout coeur, comment vous remercier. Gentillesse, accueil, super petit déjeuner. Charme, sensibilité… Bravo juste pour cette belle création. Ce partage de cette belle générosité. Bizz à la magnifique Dorka, »</text:p>
      <text:p text:style-name="P143">Christian<text:s/>et Suzanne</text:p>
      <text:p text:style-name="P144">22/07/2016</text:p>
      <text:p text:style-name="P145"/>
      <text:p text:style-name="P146"><text:span text:style-name="T147">« Vielen Dank für 2 Wunderschöne Tage hier auf Ihre Anwesen. Die unglaubliche Liebe zum Detail macht den Aufenthalt zu einem unvergesslichen Erlebnis.<text:s/></text:span><text:span text:style-name="T148">Wir werden es umbedingt weiter empfehlen. Danke auch für das liebevolle Frühstück</text:span><text:span text:style-name="T149"><text:s/>in dem zauberhaften Garten. »</text:span></text:p>
      <text:p text:style-name="P150">Gunther und Vera</text:p>
      <text:p text:style-name="P151">14/08/2016</text:p>
      <text:p text:style-name="P152"/>
      <text:p text:style-name="P153">« Merci pour cet accueil chaleureux et grand Bravo pour la remise en état de ce petit bijou. »</text:p>
      <text:p text:style-name="P154">Valérie et Philippe</text:p>
      <text:p text:style-name="P155">26/09/2016</text:p>
      <text:p text:style-name="P156"/>
      <text:p text:style-name="P157"><text:span text:style-name="T158">«Sogar fer d’elsassaer esch Gundershoffa a erlabnis !<text:s/></text:span><text:span text:style-name="T159">Un so<text:s/></text:span><text:span text:style-name="T160">g’mettlich… Mer komma garn weder ! »</text:span></text:p>
      <text:p text:style-name="P161">Doris et Patrick</text:p>
      <text:p text:style-name="P162">29/10/2016</text:p>
      <text:p text:style-name="P163"/>
      <text:p text:style-name="P164"><text:span text:style-name="T165">« Quelle délicieuse nuit, nous venons de passer dans cette chambre pleine de charme ! La literie est excellente, la douche à l’italienne spacieuse avec une grande pression d’eau. Tous les pe</text:span><text:span text:style-name="T166">tits détails sont la pour qu’on regrette d’y passer aussi peu de temps. Nous avons hâte de revenir au printemps pour découvrir les extérieurs.<text:s/></text:span><text:span text:style-name="T167">Merci à notre hôtesse. »</text:span></text:p>
      <text:p text:style-name="P168">Nathalie et Stéphane</text:p>
      <text:p text:style-name="P169">04/12/2016</text:p>
      <text:p text:style-name="P170"/>
      <text:p text:style-name="P171">« Liebe Carine, eigentlich kann man all das, was man empfindet, wenn man die vielen lievevollen Details gesehen hat, gar nicht in worte fassen. Auch wenn wir nur eine kurtze Zeit hier verbringen konnten, haben wir uns sehr sehr wohl gefühlt. Dieses Anwesen habt Ihr mit Eurer Liebe zum Detail und Eurer wärme zum strahlen gebracht.</text:p>
      <text:p text:style-name="P172">Das Haus schreibt schon so viel geschichte und wird noch weitere schreiben.</text:p>
      <text:p text:style-name="P173">Ein hertzliches Dankeschön und bis bald – denn wir waren nicht das letzte mal hier ! »</text:p>
      <text:p text:style-name="P174">Barbara und Nicole</text:p>
      <text:p text:style-name="P175">11/12/2016</text:p>
      <text:p text:style-name="P176"/>
      <text:p text:style-name="P177"><text:span text:style-name="T178">2017</text:span></text:p>
      <text:p text:style-name="P179"/>
      <text:p text:style-name="P180">« Sommes tombés sous le charme. Une maison, objet de toute votre attention qui en retour offre à vos hôtes : sérénité et beauté. Pour compléter le charme, une table soignée tant dans la présentation que dans la qualité et saveurs des produits proposés.</text:p>
      <text:p text:style-name="P181">Un petit déjeuner en terrasse, où<text:s/>l’on découvre en plus l’amour du jardin. Naturellement tout ceci n’est possible que grâce à votre gentillesse, merci. »</text:p>
      <text:p text:style-name="P182">Rose-Marie et Michel</text:p>
      <text:p text:style-name="P183">12/06/2017</text:p>
      <text:p text:style-name="P184"/>
      <text:p text:style-name="P185">« Un projet construit autour de la foi et de la passion pour faire revivre un espace certainement chargé d’histoire. Et un résultat avec du goût et qui donne du sens aux choses. De quoi se faire embarquer pendant une nuit ou plus dans cette aventure.</text:p>
      <text:p text:style-name="P186">Continuez. Merci. »</text:p>
      <text:p text:style-name="P187">Jean-Pierre</text:p>
      <text:p text:style-name="P188">06/09/2017</text:p>
      <text:p text:style-name="P189"/>
      <text:p text:style-name="P190"><text:span text:style-name="T191">« Ankommen – da sein – wohlfühlen – geniessen !<text:s/></text:span><text:span text:style-name="T192">Leben pur,</text:span></text:p>
      <text:p text:style-name="P193"><text:span text:style-name="T194">Danke</text:span><text:span text:style-name="T195"><text:s/>für eine wunderbare Zeit an einem zauberhaften Ort.<text:s/></text:span><text:span text:style-name="T196">Merci beaucoup für die Gastfreundschaft !!! »</text:span></text:p>
      <text:p text:style-name="P197">Lynda und Kerstin</text:p>
      <text:p text:style-name="P198">10/09/2017</text:p>
      <text:p text:style-name="P199"/>
      <text:p text:style-name="P200">«Un lieu avec une histoire et une âme</text:p>
      <text:p text:style-name="P201">Une hôtesse pour le mettre en scène et le valoriser,</text:p>
      <text:p text:style-name="P202">Une alchimie subtile qui permet aux<text:s/>invités de se sentir chez soi et de revenir... »</text:p>
      <text:p text:style-name="P203">Jean-Pierre</text:p>
      <text:p text:style-name="P204">13/09/2017</text:p>
      <text:p text:style-name="P205"/>
      <text:p text:style-name="P206">« Wir kamen, sahen und verliebten uns sofort in diese Unterkunft. Die Zimmer sind so wunderschön eingerichtet, so dass man sich gleich unglaublich wohl fühlt. Das Frühstück ist mit liebe gemacht und die Gastfreundschaft ist so herzlich. Wir werden diese Unterkunft so schnell nicht vergessen und bestimmt noch oft hierher zurück kehren ! »</text:p>
      <text:p text:style-name="P207">Annika und Michael</text:p>
      <text:p text:style-name="P208">16/10/2017</text:p>
      <text:p text:style-name="P209"/>
      <text:p text:style-name="P210">«Escapade régionale, loin des turbulences familiales, pour un week-end amoureux génial. Merci à vous pour la jolie chambre. »</text:p>
      <text:p text:style-name="P211">Céline et Francis</text:p>
      <text:p text:style-name="P212">21/10/2017</text:p>
      <text:p text:style-name="P213"/>
      <text:p text:style-name="P214">« Vous avez créé un lieu magique, où l’on ressent vibrer votre âme. Cela a été un grand plaisir de faire partie de votre ferme pendant quelques jours et de laisser notre âme – baumeln -. Merci pour le chaleureux accueil, l’inspiration et le repos. »</text:p>
      <text:p text:style-name="P215">Lili &amp; Dominik</text:p>
      <text:p text:style-name="P216">01/11/2017</text:p>
      <text:p text:style-name="P217"/>
      <text:p text:style-name="P218">« Liebe Gastgeber ! Selten haben wir so schön, stilvoll in Wunderbaren Ambiente gewohnt. Hier stimmt einfach alles, angefangen von der Gastfreundschaft bis zum Träumen in einem typisch Elsässer Zimmer bis zum Frühstück. »</text:p>
      <text:p text:style-name="P219">Ulrike und Kurt</text:p>
      <text:p text:style-name="P220">19/11/2017</text:p>
      <text:p text:style-name="P221"/>
      <text:p text:style-name="P222">« Ein paar Worte reichen nicht aus, um Euch für Eure aussergewöhnliche Gastfreundschaft zu danken. Wir hatten eine unglaublich schöne Zeit bei Euch und mit Euch, daran werden wir oft denken. Eure so liebevoll eingerichteten Zimmer, der urig eingerichtete Kuhstall sowie der liebevoll gedeckte Frühstücktisch, das alles seid Ihr. »</text:p>
      <text:p text:style-name="P223">Otto und Sady</text:p>
      <text:p text:style-name="P224">10/12/2017</text:p>
      <text:p text:style-name="P225"/>
      <text:p text:style-name="P226"/>
      <text:p text:style-name="P227">« Un grand merci pour votre accueil si chaleureux !<text:s/>Je suis fan de votre déco et de tous vos petits objets. Vive la chambre la plus alsacienne ! »</text:p>
      <text:p text:style-name="P228">Barbara et Damien</text:p>
      <text:p text:style-name="P229">23/12/2017</text:p>
      <text:p text:style-name="P230"/>
      <text:p text:style-name="P231"><text:span text:style-name="T232">2018</text:span></text:p>
      <text:p text:style-name="P233"/>
      <text:p text:style-name="P234">«Quel bonheur ! Votre concept est juste fabuleux. Tout y est avec en prime une grande passion qui habite les murs et qui<text:s/>transmet toutes émotions. Merci. »</text:p>
      <text:p text:style-name="P235">Sabine et Fabien</text:p>
      <text:p text:style-name="P236">17/02/2018</text:p>
      <text:p text:style-name="P237"/>
      <text:p text:style-name="P238">« Nouveau séjour dans cette magnifique chambre d’hôte. Accueil toujours aussi chaleureux. Les travaux ont bien avancé depuis notre dernier passage, nous vous souhaitons autant de réussite pour<text:s/>la suite de vos projets. Merci pour tout et au plaisir d’une prochaine visite. »</text:p>
      <text:p text:style-name="P239">Louise et Hervé</text:p>
      <text:p text:style-name="P240">04/03/2018</text:p>
      <text:p text:style-name="P241"/>
      <text:p text:style-name="P242">« Vielen Dank für die wunderschönen Tage in Gundershoffen.</text:p>
      <text:p text:style-name="P243">Curare (lateinisch) = sich sorgen, sich kümmern, pflegen (die Gastfreundschaft)</text:p>
      <text:p text:style-name="P244"><text:span text:style-name="T245">… sie t</text:span><text:span text:style-name="T246">ragen Ihren Namen völlig zurecht !<text:s/></text:span><text:span text:style-name="T247">A bientôt. »</text:span></text:p>
      <text:p text:style-name="P248">Thomas und Jutta</text:p>
      <text:p text:style-name="P249">19/08/2018</text:p>
      <text:p text:style-name="P250"/>
      <text:p text:style-name="P251">« Que de travail ! Mais le résultat est magnifique, nous avons adoré la chambre alsacienne et le petit déjeuner très copieux, le pain perdu et le kougelhopf = la cerise sur le gateau !</text:p>
      <text:p text:style-name="P252">Une hôtesse très accueillante et aux petits soins, nous avons passé un excellent séjour dans votre maison et tenons à vous en remercier sincèrement. »</text:p>
      <text:p text:style-name="P253">Michel et Monique</text:p>
      <text:p text:style-name="P254">09/09/2018</text:p>
      <text:p text:style-name="P255"/>
      <text:p text:style-name="P256"><text:span text:style-name="T257">« Je suis très contente d’avoir trouvé ce petit bijou d’antan ! Vous<text:s/></text:span><text:span text:style-name="T258">êtes des maîtres de restauration et d’hospitalité !<text:s/></text:span><text:span text:style-name="T259">Merci. »</text:span></text:p>
      <text:p text:style-name="P260">Maya</text:p>
      <text:p text:style-name="P261">22/09/2018</text:p>
      <text:p text:style-name="P262"/>
      <text:p text:style-name="P263"><text:span text:style-name="T264">« Thank you dear Carine for making my stay so very enjoyable !<text:s/></text:span><text:span text:style-name="T265">I’ll return ! »</text:span></text:p>
      <text:p text:style-name="P266">Maryse</text:p>
      <text:p text:style-name="P267">24/09/2018</text:p>
      <text:p text:style-name="P268"/>
      <text:p text:style-name="P269">« Il est difficile de rajouter quoi que ce soit à ce qui a déjà été écrit. Mais<text:s/>nous ne pouvons que rajouter notre satisfaction d’avoir séjourné dans une authentique maison alsacienne. Nous qui adorons l’Alsace, pouvons affirmer que c’est la 1ère fois que nous retrouvons autant d’authenticité dans votre superbe rénovation. Et c’est un<text:s/>plaisir encore plus grand de discuter avec la maîtresse des lieux et de partager (un peu) sa passion ! Literie de rêve, petit déjeuner extra, que dire de plus si ce n’est que nous reviendrons certainement. »</text:p>
      <text:p text:style-name="P270">Martine et Walter</text:p>
      <text:p text:style-name="P271">06/10/2018</text:p>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Book Antiqua" svg:font-family="Book Antiqua" style:font-family-generic="roman" style:font-pitch="variable" svg:panose-1="2 4 6 2 5 3 5 3 3 4"/>
    <style:font-face style:name="Palace Script MT" svg:font-family="Palace Script MT" style:font-family-generic="script" style:font-pitch="variable" svg:panose-1="3 3 3 2 2 6 7 12 11 5"/>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0">
      <style:text-properties fo:hyphenate="false"/>
    </style:style>
    <style:style style:name="Légende" style:display-name="Légende" style:family="paragraph" style:parent-style-name="Standard">
      <style:text-properties fo:hyphenate="false"/>
    </style:style>
    <style:style style:name="Index" style:display-name="Index" style:family="paragraph" style:parent-style-name="Standard">
      <style:text-properties fo:hyphenate="false"/>
    </style:style>
    <style:style style:name="TextBody0" style:display-name="Text Body" style:family="paragraph" style:parent-style-name="Standard">
      <style:text-properties fo:hyphenate="false"/>
    </style:style>
    <style:style style:name="TableContents" style:display-name="Table Contents" style:family="paragraph" style:parent-style-name="TextBody0">
      <style:text-properties fo:hyphenate="false"/>
    </style:style>
    <style:style style:name="TableHeading" style:display-name="Table Heading" style:family="paragraph" style:parent-style-name="TableContents">
      <style:text-properties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Footnote" style:display-name="Footnote" style:family="paragraph" style:parent-style-name="Standard">
      <style:text-properties fo:hyphenate="false"/>
    </style:style>
    <style:style style:name="Endnote" style:display-name="Endnote" style:family="paragraph" style:parent-style-name="Standard">
      <style:text-properties fo:hyphenate="false"/>
    </style:style>
    <style:style style:name="Footnote_Symbol" style:display-name="Footnote_Symbol" style:family="text">
      <style:text-properties style:text-position="super 66.6%"/>
    </style:style>
    <style:style style:name="Endnote_Symbol" style:display-name="Endnote_Symbol" style:family="text">
      <style:text-properties style:text-position="super 66.6%"/>
    </style:style>
    <style:style style:name="Footnote_anchor" style:display-name="Footnote_anchor" style:family="text">
      <style:text-properties style:text-position="super 66.6%"/>
    </style:style>
    <style:style style:name="Endnote_anchor" style:display-name="Endnote_anchor" style:family="text">
      <style:text-properties style:text-position="super 66.6%"/>
    </style:style>
    <style:style style:name="FootnoteSymbol" style:display-name="Footnote Symbol" style:family="text"/>
    <style:style style:name="EndnoteSymbol" style:display-name="Endnote Symbol"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5812in"/>
      </style:header-style>
      <style:footer-style>
        <style:header-footer-properties style:dynamic-spacing="true" fo:min-height="0.1965in"/>
      </style:footer-style>
    </style:page-layout>
    <style:style style:name="P2" style:parent-style-name="Standard" style:family="paragraph">
      <style:paragraph-properties>
        <style:tab-stops>
          <style:tab-stop style:type="center" style:position="3.3465in"/>
          <style:tab-stop style:type="right" style:position="6.6937in"/>
        </style:tab-stops>
      </style:paragraph-properties>
      <style:text-properties style:font-name="Times New Roman" style:font-name-asian="Times New Roman" style:font-name-complex="Times New Roman" fo:color="#000000"/>
    </style:style>
    <style:style style:name="P3" style:parent-style-name="Standard" style:family="paragraph">
      <style:paragraph-properties>
        <style:tab-stops>
          <style:tab-stop style:type="center" style:position="3.3465in"/>
          <style:tab-stop style:type="right" style:position="6.6937in"/>
        </style:tab-stops>
      </style:paragraph-properties>
      <style:text-properties style:font-name="Times New Roman" style:font-name-asian="Times New Roman" style:font-name-complex="Times New Roman" fo:color="#000000" fo:font-size="10pt" style:font-size-asian="10pt" style:font-size-complex="10pt"/>
    </style:style>
  </office:automatic-styles>
  <office:master-styles>
    <style:master-page style:name="MP0" style:page-layout-name="PL0">
      <style:footer>
        <text:p text:style-name="P2"/>
        <text:p text:style-name="P3"/>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Pierre Ladenburger</dc:creator>
    <meta:creation-date>2018-10-28T16:20:00Z</meta:creation-date>
    <dc:date>2018-10-28T20:14:00Z</dc:date>
    <meta:template xlink:href="Normal" xlink:type="simple"/>
    <meta:editing-cycles>11</meta:editing-cycles>
    <meta:editing-duration>PT19620S</meta:editing-duration>
    <meta:document-statistic meta:page-count="1" meta:paragraph-count="27" meta:word-count="2148" meta:character-count="13936" meta:row-count="98" meta:non-whitespace-character-count="11815"/>
  </office:meta>
</office:document-meta>
</file>